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4.7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58cm" svg:y1="0.977cm" svg:x2="1.058cm" svg:y2="28.697cm" svg:d="M1058 977v27720" svg:viewBox="0 0 1 27721">
          <text:p/>
        </draw:connector>
        <draw:connector draw:style-name="gr1" draw:text-style-name="P1" xml:id="id2" draw:id="id2" draw:layer="layout" draw:type="line" svg:x1="1.058cm" svg:y1="0.977cm" svg:x2="19.986cm" svg:y2="1.017cm" draw:start-shape="id1" draw:start-glue-point="2" svg:d="M1058 977l18928 40" svg:viewBox="0 0 18929 41">
          <text:p/>
        </draw:connector>
        <draw:connector draw:style-name="gr1" draw:text-style-name="P1" xml:id="id3" draw:id="id3" draw:layer="layout" draw:type="line" svg:x1="19.986cm" svg:y1="1.017cm" svg:x2="20.027cm" svg:y2="28.656cm" draw:start-shape="id2" draw:start-glue-point="3" svg:d="M19986 1017l41 27639" svg:viewBox="0 0 42 27640">
          <text:p/>
        </draw:connector>
        <draw:connector draw:style-name="gr1" draw:text-style-name="P1" xml:id="id4" draw:id="id4" draw:layer="layout" draw:type="line" svg:x1="1.058cm" svg:y1="28.697cm" svg:x2="14.043cm" svg:y2="28.697cm" draw:start-shape="id1" draw:start-glue-point="3" svg:d="M1058 28697h12985" svg:viewBox="0 0 12986 1">
          <text:p/>
        </draw:connector>
        <draw:connector draw:style-name="gr1" draw:text-style-name="P1" xml:id="id5" draw:id="id5" draw:layer="layout" draw:type="line" svg:x1="20.027cm" svg:y1="28.656cm" svg:x2="16.974cm" svg:y2="28.697cm" draw:start-shape="id3" draw:start-glue-point="3" svg:d="M20027 28656l-3053 41" svg:viewBox="0 0 3054 42">
          <text:p/>
        </draw:connector>
        <draw:connector draw:style-name="gr1" draw:text-style-name="P1" draw:layer="layout" draw:type="line" svg:x1="14.043cm" svg:y1="28.697cm" svg:x2="14.002cm" svg:y2="27.069cm" draw:start-shape="id4" draw:start-glue-point="3" svg:d="M14043 28697l-41-1628" svg:viewBox="0 0 42 1629">
          <text:p/>
        </draw:connector>
        <draw:connector draw:style-name="gr1" draw:text-style-name="P1" draw:layer="layout" draw:type="line" svg:x1="14.043cm" svg:y1="28.697cm" svg:x2="14.043cm" svg:y2="29.755cm" draw:start-shape="id4" draw:start-glue-point="3" svg:d="M14043 28697v1058" svg:viewBox="0 0 1 1059">
          <text:p/>
        </draw:connector>
        <draw:connector draw:style-name="gr1" draw:text-style-name="P1" draw:layer="layout" draw:type="line" svg:x1="16.974cm" svg:y1="28.697cm" svg:x2="16.933cm" svg:y2="27.069cm" draw:start-shape="id5" draw:start-glue-point="3" svg:d="M16974 28697l-41-1628" svg:viewBox="0 0 42 1629">
          <text:p/>
        </draw:connector>
        <draw:connector draw:style-name="gr1" draw:text-style-name="P1" draw:layer="layout" draw:type="line" svg:x1="16.974cm" svg:y1="28.697cm" svg:x2="17.015cm" svg:y2="29.755cm" draw:start-shape="id5" draw:start-glue-point="3" svg:d="M16974 28697l41 1058" svg:viewBox="0 0 42 1059">
          <text:p/>
        </draw:connector>
        <draw:custom-shape draw:style-name="gr2" draw:text-style-name="P1" draw:layer="layout" svg:width="0.9cm" svg:height="1.3cm" svg:x="1.118cm" svg:y="8.8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1cm" svg:y="10.1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2cm" svg:y="1cm">
          <text:p text:style-name="P1">6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2cm" svg:y="2.3cm">
          <text:p text:style-name="P1">6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8.8cm" svg:height="4.95cm" svg:x="1.6cm" svg:y="11.55cm">
          <draw:text-box>
            <text:p text:style-name="P2"><text:span text:style-name="T1"/></text:p>
            <text:p text:style-name="P2"><text:span text:style-name="T1">Conformidade e Gest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5T10:35:02.703689926</meta:creation-date>
    <dc:date>2016-07-05T10:44:34.205966400</dc:date>
    <dc:creator>SD Canto</dc:creator>
    <meta:editing-duration>P0D</meta:editing-duration>
    <meta:editing-cycles>1</meta:editing-cycles>
    <meta:document-statistic meta:object-count="14"/>
    <meta:generator>LibreOffice/4.2.8.2$Linux_x86 LibreOffice_project/420m0$Build-2</meta:generator>
  </office:meta>
</office:document-meta>
</file>